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4496" calcext:value-type="float">
            <text:p>44.3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6104" calcext:value-type="float">
            <text:p>44.2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4872" calcext:value-type="float">
            <text:p>44.3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5352" calcext:value-type="float">
            <text:p>44.3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5832" calcext:value-type="float">
            <text:p>44.3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9736" calcext:value-type="float">
            <text:p>44.3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6312" calcext:value-type="float">
            <text:p>44.4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8232" calcext:value-type="float">
            <text:p>44.5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8336" calcext:value-type="float">
            <text:p>44.5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3784" calcext:value-type="float">
            <text:p>44.7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1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3992" calcext:value-type="float">
            <text:p>44.8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1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8624" calcext:value-type="float">
            <text:p>45.3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5096" calcext:value-type="float">
            <text:p>45.3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0984" calcext:value-type="float">
            <text:p>45.2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0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0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2112" calcext:value-type="float">
            <text:p>45.0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468" calcext:value-type="float">
            <text:p>45.0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0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0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5184" calcext:value-type="float">
            <text:p>44.5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9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3368" calcext:value-type="float">
            <text:p>44.4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9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1736" calcext:value-type="float">
            <text:p>45.1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9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9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9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9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4624" calcext:value-type="float">
            <text:p>43.8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4144" calcext:value-type="float">
            <text:p>43.8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9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4" calcext:value-type="float">
            <text:p>43.9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9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0616" calcext:value-type="float">
            <text:p>43.7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8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4584" calcext:value-type="float">
            <text:p>43.5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8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9656" calcext:value-type="float">
            <text:p>43.7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8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3728" calcext:value-type="float">
            <text:p>43.5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8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492" calcext:value-type="float">
            <text:p>43.1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8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348" calcext:value-type="float">
            <text:p>43.0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8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8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3168" calcext:value-type="float">
            <text:p>42.8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8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